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2f55f" officeooo:paragraph-rsid="0012f55f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officeooo:rsid="0012f55f" officeooo:paragraph-rsid="0012f55f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officeooo:rsid="0012f55f" officeooo:paragraph-rsid="0012f55f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officeooo:rsid="0014a308" officeooo:paragraph-rsid="0014a308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bold" officeooo:rsid="0014d065" officeooo:paragraph-rsid="0014d06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bold" officeooo:rsid="0012f55f" officeooo:paragraph-rsid="0012f55f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2f55f" officeooo:paragraph-rsid="0012f55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2f55f" officeooo:paragraph-rsid="0012f55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14d065" officeooo:paragraph-rsid="0014d065" style:font-size-asian="10.5pt" style:font-weight-asian="normal" style:font-size-complex="12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size="12pt" fo:font-weight="normal" officeooo:rsid="0012f55f" officeooo:paragraph-rsid="0012f55f" style:font-size-asian="10.5pt" style:font-weight-asian="normal" style:font-size-complex="12pt" style:font-weight-complex="normal"/>
    </style:style>
    <style:style style:name="P11" style:family="paragraph" style:parent-style-name="Text_20_body">
      <style:text-properties officeooo:paragraph-rsid="0014a308"/>
    </style:style>
    <style:style style:name="T1" style:family="text">
      <style:text-properties officeooo:rsid="0014a308"/>
    </style:style>
    <style:style style:name="T2" style:family="text">
      <style:text-properties officeooo:rsid="0014d0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onomous Agents Lab Exercise 1 Report</text:p>
      <text:p text:style-name="P2"/>
      <text:p text:style-name="P6">Ioannis Zervos<text:tab/><text:tab/><text:tab/><text:tab/><text:tab/><text:tab/><text:tab/><text:tab/><text:tab/>AM: 2017030036</text:p>
      <text:p text:style-name="P7"/>
      <text:p text:style-name="P3"/>
      <text:p text:style-name="P3">Introduction:</text:p>
      <text:p text:style-name="P8"/>
      <text:p text:style-name="P8">The first laboratory exercise’s purpure was the familiarization with the simulator software of webots by editing a controller to be able to play a basic version of football. The provided controller of the name of nao_team_1 had already some features implemented such as the detection of the ball and aligning the nao robot with the goal.</text:p>
      <text:p text:style-name="P8"/>
      <text:p text:style-name="P4"/>
      <text:p text:style-name="P4">Implementation:</text:p>
      <text:p text:style-name="P10"/>
      <text:p text:style-name="P10">The first modification involved the <text:span text:style-name="Strong_20_Emphasis">incorporation of a shooting motion</text:span> for the Nao robot. This allowed the robot to perform an active kicking movement toward the ball, enabling it to play football more effectively.</text:p>
      <text:p text:style-name="P11">During testing, it was observed that the robot occasionally became <text:span text:style-name="Strong_20_Emphasis">stuck in a sidestep loop</text:span> when positioned too close to the ball. This behavior was caused by rapid changes in the detected ball direction, which led to <text:span text:style-name="T1">the robots built in sidestepping motion being an over correction triggering a form of</text:span> oscillation. To mitigate this issue, the <text:span text:style-name="Strong_20_Emphasis">constraints were loosened</text:span>, resulting in <text:span text:style-name="T1">relaxed</text:span> sidestepping behavior, <text:span text:style-name="T1">this does not negatively impact the performance of the robot as its foot is </text:span><text:span text:style-name="T2">large</text:span><text:span text:style-name="T1"> enough to his the ball in the desired direction</text:span>.</text:p>
      <text:p text:style-name="P11">Finally, the <text:span text:style-name="Strong_20_Emphasis">stand-up motion</text:span> was implemented. <text:span text:style-name="T1">For this reason the constraint of the getUpWhenNecesary function were again loosenedfrom 3.14 to -2.3. Also si</text:span>nce the provided <text:span text:style-name="T1">movement set</text:span> only supported standing up from the front, the <text:span text:style-name="Strong_20_Emphasis">absolute value check on the pitch reading from the gyroscope</text:span> was removed. This adjustment allowed the robot to properly detect its <text:span text:style-name="T1">state as fallen</text:span> and perform the stand-up action reliably.</text:p>
      <text:p text:style-name="P5"/>
      <text:p text:style-name="P5">Results:</text:p>
      <text:p text:style-name="P9"/>
      <text:p text:style-name="P9">After the aforementioned changes the robot was able to score a goal when presented with favorable conditions <text:s/>withing the time frame of each roun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2T16:09:03.818633702</meta:creation-date>
    <dc:date>2025-11-02T16:34:13.905443796</dc:date>
    <meta:editing-duration>PT14M52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10" meta:word-count="281" meta:character-count="1777" meta:non-whitespace-character-count="1497"/>
  </office:meta>
</office:document-meta>
</file>